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787d" officeooo:paragraph-rsid="0017787d"/>
    </style:style>
    <style:style style:name="P2" style:family="paragraph" style:parent-style-name="Standard">
      <style:text-properties fo:font-weight="bold" officeooo:rsid="0017787d" officeooo:paragraph-rsid="0017787d" style:font-weight-asian="bold" style:font-weight-complex="bold"/>
    </style:style>
    <style:style style:name="P3" style:family="paragraph" style:parent-style-name="Standard">
      <style:text-properties fo:font-weight="normal" officeooo:rsid="0017787d" officeooo:paragraph-rsid="0017787d" style:font-weight-asian="normal" style:font-weight-complex="normal"/>
    </style:style>
    <style:style style:name="P4" style:family="paragraph" style:parent-style-name="Standard">
      <style:text-properties officeooo:rsid="00197415" officeooo:paragraph-rsid="001974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yzing twitter messages to detect traffic disruptions in Netherlands</text:p>
      <text:p text:style-name="P1">Detect the most crowded areas</text:p>
      <text:p text:style-name="P1">Predict future traffic disruptions</text:p>
      <text:p text:style-name="P1"/>
      <text:p text:style-name="P1">Future work:</text:p>
      <text:p text:style-name="P1">- analyze the text and identify the reasons of disruptions</text:p>
      <text:p text:style-name="P1">- perform a more in depth analysis on real time data</text:p>
      <text:p text:style-name="P1"/>
      <text:p text:style-name="P4">RQs:</text:p>
      <text:p text:style-name="P4">which are the most used words (text and hashtags)? </text:p>
      <text:p text:style-name="P4">Can we predict future disruptions or detect ongoing ones?</text:p>
      <text:p text:style-name="P1"/>
      <text:p text:style-name="P2">Abstract</text:p>
      <text:p text:style-name="P2"/>
      <text:p text:style-name="P2">Introduction</text:p>
      <text:p text:style-name="P2"/>
      <text:p text:style-name="P3"/>
      <text:p text:style-name="P2"/>
      <text:p text:style-name="P2">WHY</text:p>
      <text:p text:style-name="P2"/>
      <text:p text:style-name="P2">WHAT</text:p>
      <text:p text:style-name="P2"/>
      <text:p text:style-name="P2">HOW</text:p>
      <text:p text:style-name="P2"/>
      <text:p text:style-name="P2">RESULTS </text:p>
      <text:p text:style-name="P2"/>
      <text:p text:style-name="P2">Related wor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 </meta:initial-creator>
    <meta:creation-date>2018-01-13T17:03:24.503016989</meta:creation-date>
    <meta:generator>LibreOffice/4.2.6.3$Linux_X86_64 LibreOffice_project/420m0$Build-3</meta:generator>
    <dc:date>2018-01-14T12:15:58.615992499</dc:date>
    <dc:creator>andra </dc:creator>
    <meta:editing-duration>P0D</meta:editing-duration>
    <meta:editing-cycles>1</meta:editing-cycles>
    <meta:document-statistic meta:table-count="0" meta:image-count="0" meta:object-count="0" meta:page-count="1" meta:paragraph-count="16" meta:word-count="68" meta:character-count="418" meta:non-whitespace-character-count="364"/>
  </office:meta>
</office:document-meta>
</file>